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2" svg:font-family="Arial" style:font-adornments="Regular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4.843cm" fo:margin-left="0.404cm" table:align="left"/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0.901cm"/>
    </style:style>
    <style:style style:name="Table1.D" style:family="table-column">
      <style:table-column-properties style:column-width="0.988cm"/>
    </style:style>
    <style:style style:name="Table1.F" style:family="table-column">
      <style:table-column-properties style:column-width="1.011cm"/>
    </style:style>
    <style:style style:name="Table1.G" style:family="table-column">
      <style:table-column-properties style:column-width="7.837cm"/>
    </style:style>
    <style:style style:name="Table1.1" style:family="table-row">
      <style:table-row-properties style:row-height="1.503cm" style:use-optimal-row-height="false"/>
    </style:style>
    <style:style style:name="Table1.A1" style:family="table-cell">
      <style:table-cell-properties fo:padding="0cm" fo:border="1pt solid #000000"/>
    </style:style>
    <style:style style:name="Table1.2" style:family="table-row">
      <style:table-row-properties style:row-height="0.794cm" style:use-optimal-row-height="false"/>
    </style:style>
    <style:style style:name="Table2" style:family="table">
      <style:table-properties style:width="25.705cm" fo:margin-left="0.055cm" table:align="left"/>
    </style:style>
    <style:style style:name="Table2.A" style:family="table-column">
      <style:table-column-properties style:column-width="11.19cm"/>
    </style:style>
    <style:style style:name="Table2.B" style:family="table-column">
      <style:table-column-properties style:column-width="14.515cm"/>
    </style:style>
    <style:style style:name="Table2.1" style:family="table-row">
      <style:table-row-properties style:row-height="2.004cm" style:use-optimal-row-height="false"/>
    </style:style>
    <style:style style:name="Table2.A1" style:family="table-cell">
      <style:table-cell-properties fo:padding="0cm" fo:border-left="2.5pt solid #aaaaaa" fo:border-right="none" fo:border-top="2.5pt solid #aaaaaa" fo:border-bottom="2.5pt solid #aaaaaa"/>
    </style:style>
    <style:style style:name="Table2.B1" style:family="table-cell">
      <style:table-cell-properties fo:padding="0cm" fo:border="2.5pt solid #aaaaaa"/>
    </style:style>
    <style:style style:name="Table2.2" style:family="table-row">
      <style:table-row-properties style:row-height="0.991cm" style:use-optimal-row-height="false"/>
    </style:style>
    <style:style style:name="Table2.A2" style:family="table-cell">
      <style:table-cell-properties fo:padding="0cm" fo:border-left="2.5pt solid #aaaaaa" fo:border-right="none" fo:border-top="none" fo:border-bottom="2.5pt solid #aaaaaa"/>
    </style:style>
    <style:style style:name="Table2.B2" style:family="table-cell">
      <style:table-cell-properties fo:padding="0cm" fo:border-left="2.5pt solid #aaaaaa" fo:border-right="2.5pt solid #aaaaaa" fo:border-top="none" fo:border-bottom="2.5pt solid #aaaaaa"/>
    </style:style>
    <style:style style:name="P1" style:family="paragraph" style:parent-style-name="blue">
      <style:text-properties officeooo:paragraph-rsid="00242c8d"/>
    </style:style>
    <style:style style:name="P2" style:family="paragraph" style:parent-style-name="blue">
      <style:text-properties officeooo:paragraph-rsid="002510dc"/>
    </style:style>
    <style:style style:name="P3" style:family="paragraph" style:parent-style-name="mainTitle">
      <style:text-properties officeooo:rsid="00242c8d" officeooo:paragraph-rsid="00242c8d"/>
    </style:style>
    <style:style style:name="P4" style:family="paragraph" style:parent-style-name="text2">
      <style:text-properties officeooo:paragraph-rsid="00242c8d"/>
    </style:style>
    <style:style style:name="P5" style:family="paragraph" style:parent-style-name="text2">
      <style:text-properties officeooo:paragraph-rsid="002510dc"/>
    </style:style>
    <style:style style:name="P6" style:family="paragraph" style:parent-style-name="text2">
      <loext:graphic-properties draw:fill="none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text:number-lines="true" text:line-number="0" style:vertical-align="auto" style:writing-mode="page">
        <style:tab-stops/>
      </style:paragraph-properties>
      <style:text-properties officeooo:rsid="002833be" officeooo:paragraph-rsid="002833be"/>
    </style:style>
    <style:style style:name="P7" style:family="paragraph" style:parent-style-name="text1">
      <style:text-properties officeooo:paragraph-rsid="00242c8d"/>
    </style:style>
    <style:style style:name="P8" style:family="paragraph" style:parent-style-name="Standard">
      <style:text-properties fo:font-size="16pt" officeooo:paragraph-rsid="00242c8d" style:font-size-asian="16pt" style:font-size-complex="16pt"/>
    </style:style>
    <style:style style:name="P9" style:family="paragraph" style:parent-style-name="Standard">
      <style:text-properties officeooo:paragraph-rsid="002510dc"/>
    </style:style>
    <style:style style:name="P10" style:family="paragraph" style:parent-style-name="text2" style:list-style-name="L1" style:master-page-name="">
      <loext:graphic-properties draw:fill="none" draw:fill-image-width="0cm" draw:fill-image-height="0cm"/>
      <style:paragraph-properties fo:margin-left="4.001cm" fo:margin-right="0cm" fo:text-align="start" style:justify-single-word="false" fo:text-indent="-1cm" style:auto-text-indent="false" style:page-number="auto" fo:background-color="transparent" text:number-lines="true" text:line-number="0" style:vertical-align="auto" style:writing-mode="page">
        <style:tab-stops/>
      </style:paragraph-properties>
    </style:style>
    <style:style style:name="P11" style:family="paragraph" style:parent-style-name="text2" style:list-style-name="L1">
      <loext:graphic-properties draw:fill="none" draw:fill-image-width="0cm" draw:fill-image-height="0cm"/>
      <style:paragraph-properties fo:margin-left="4.001cm" fo:margin-right="0cm" fo:text-align="start" style:justify-single-word="false" fo:text-indent="-1cm" style:auto-text-indent="false" fo:background-color="transparent" text:number-lines="true" text:line-number="0" style:vertical-align="auto" style:writing-mode="page">
        <style:tab-stops/>
      </style:paragraph-properties>
    </style:style>
    <style:style style:name="P12" style:family="paragraph" style:parent-style-name="text2" style:list-style-name="L2">
      <loext:graphic-properties draw:fill="none" draw:fill-image-width="0cm" draw:fill-image-height="0cm"/>
      <style:paragraph-properties fo:margin-left="4.001cm" fo:margin-right="0cm" fo:text-align="start" style:justify-single-word="false" fo:text-indent="-1cm" style:auto-text-indent="false" fo:background-color="transparent" text:number-lines="true" text:line-number="0" style:vertical-align="auto" style:writing-mode="page">
        <style:tab-stops/>
      </style:paragraph-properties>
    </style:style>
    <style:style style:name="P13" style:family="paragraph" style:parent-style-name="text2" style:list-style-name="L2">
      <loext:graphic-properties draw:fill="none" draw:fill-image-width="0cm" draw:fill-image-height="0cm"/>
      <style:paragraph-properties fo:margin-left="4.001cm" fo:margin-right="0cm" fo:text-align="start" style:justify-single-word="false" fo:text-indent="-1cm" style:auto-text-indent="false" fo:background-color="transparent" text:number-lines="true" text:line-number="0" style:vertical-align="auto" style:writing-mode="page">
        <style:tab-stops/>
      </style:paragraph-properties>
      <style:text-properties officeooo:rsid="002b6e6a" officeooo:paragraph-rsid="002b6e6a"/>
    </style:style>
    <style:style style:name="P14" style:family="paragraph" style:parent-style-name="text2" style:list-style-name="L1">
      <style:paragraph-properties fo:margin-left="0cm" fo:margin-right="0cm" fo:text-indent="0cm" style:auto-text-indent="false"/>
    </style:style>
    <style:style style:name="P15" style:family="paragraph" style:parent-style-name="text3" style:list-style-name="L3"/>
    <style:style style:name="P16" style:family="paragraph" style:parent-style-name="text3" style:list-style-name="L4"/>
    <style:style style:name="P17" style:family="paragraph" style:parent-style-name="list1" style:list-style-name="Numbering_20_1"/>
    <style:style style:name="P18" style:family="paragraph" style:parent-style-name="list1" style:list-style-name="L2"/>
    <style:style style:name="P19" style:family="paragraph" style:parent-style-name="list1">
      <style:paragraph-properties fo:margin-left="1cm" fo:margin-right="0cm" fo:text-indent="0cm" style:auto-text-indent="false"/>
    </style:style>
    <style:style style:name="P20" style:family="paragraph" style:parent-style-name="list1">
      <style:paragraph-properties fo:margin-left="0cm" fo:margin-right="0cm" fo:text-indent="0cm" style:auto-text-indent="false"/>
    </style:style>
    <style:style style:name="T1" style:family="text">
      <style:text-properties style:font-name="Arial" fo:font-size="16pt" fo:letter-spacing="-0.004cm" fo:font-weight="bold" style:font-size-asian="16pt" style:font-weight-asian="bold" style:font-size-complex="16pt" style:font-weight-complex="bold"/>
    </style:style>
    <style:style style:name="T2" style:family="text">
      <style:text-properties style:font-name="Arial" fo:font-size="16pt" fo:letter-spacing="-0.002cm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6pt" fo:letter-spacing="-0.002cm" fo:font-weight="bold" officeooo:rsid="00242c8d" style:font-size-asian="16pt" style:font-weight-asian="bold" style:font-size-complex="16pt" style:font-weight-complex="bold"/>
    </style:style>
    <style:style style:name="T4" style:family="text">
      <style:text-properties style:font-name="Arial" fo:font-size="16pt" fo:letter-spacing="-0.002cm" fo:font-weight="bold" officeooo:rsid="002510dc" style:font-size-asian="16pt" style:font-weight-asian="bold" style:font-size-complex="16pt" style:font-weight-complex="bold"/>
    </style:style>
    <style:style style:name="T5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officeooo:rsid="002510dc" style:font-size-asian="22pt" style:font-size-complex="22pt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number text:level="1" text:style-name="Character_20_style" style:num-suffix="." style:num-format="1">
        <style:list-level-properties text:space-before="2.745cm" text:min-label-width="0.635cm"/>
      </text:list-level-style-number>
      <text:list-level-style-bullet text:level="2" text:style-name="Character_20_style" text:bullet-char="o">
        <style:list-level-properties text:space-before="3.801cm" text:min-label-width="0.637cm"/>
        <style:text-properties style:font-name="Courier New"/>
      </text:list-level-style-bullet>
      <text:list-level-style-bullet text:level="3" text:bullet-char="•">
        <style:list-level-properties text:space-before="3.801cm" text:min-label-width="0.637cm"/>
      </text:list-level-style-bullet>
      <text:list-level-style-bullet text:level="4" text:bullet-char="•">
        <style:list-level-properties text:space-before="5.523cm" text:min-label-width="0.637cm"/>
      </text:list-level-style-bullet>
      <text:list-level-style-bullet text:level="5" text:bullet-char="•">
        <style:list-level-properties text:space-before="7.244cm" text:min-label-width="0.637cm"/>
      </text:list-level-style-bullet>
      <text:list-level-style-bullet text:level="6" text:bullet-char="•">
        <style:list-level-properties text:space-before="8.967cm" text:min-label-width="0.637cm"/>
      </text:list-level-style-bullet>
      <text:list-level-style-bullet text:level="7" text:bullet-char="•">
        <style:list-level-properties text:space-before="10.689cm" text:min-label-width="0.637cm"/>
      </text:list-level-style-bullet>
      <text:list-level-style-bullet text:level="8" text:bullet-char="•">
        <style:list-level-properties text:space-before="12.41cm" text:min-label-width="0.637cm"/>
      </text:list-level-style-bullet>
      <text:list-level-style-bullet text:level="9" text:bullet-char="•">
        <style:list-level-properties text:space-before="14.132cm" text:min-label-width="0.63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9">Toediening gereedmaken injectiespuit</text:h>
      <text:h text:style-name="blue" text:outline-level="9">Omschrijving handeling</text:h>
      <text:h text:style-name="text3" text:outline-level="9">Oplossen (zo nodig) en opzuigen van medicijn met opzuignaald uit ampul en/of flacon. Ontluchten van spuit, verwijderen opzuignaald, plaatsen injectienaald.</text:h>
      <text:h text:style-name="blue" text:outline-level="9">Deskundigheidsniveaus</text:h>
      <text:h text:style-name="P1" text:outline-level="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column table:style-name="Table1.G"/>
        <table:table-row table:style-name="Table1.1">
          <table:table-cell table:style-name="Table1.A1" office:value-type="string">
            <text:h text:style-name="P4" text:outline-level="9"><text:span text:style-name="Absatz-Standardschriftart"><text:span text:style-name="T3">Opdracht tot voorbehouden of risicovolle handeling:</text:span></text:span></text:h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h text:style-name="P4" text:outline-level="9"><text:span text:style-name="Absatz-Standardschriftart"><text:span text:style-name="T1">Mag </text:span></text:span><text:span text:style-name="Absatz-Standardschriftart"><text:span text:style-name="T2">zelfstandig verricht worden </text:span></text:span><text:span text:style-name="Absatz-Standardschriftart"><text:span text:style-name="T5">door</text:span></text:span></text:h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h text:style-name="P7" text:outline-level="9"/>
          </table:table-cell>
        </table:table-row>
      </table:table>
      <text:h text:style-name="blue" text:outline-level="9">Aandachtspunten</text:h>
      <text:list xml:id="list6589776551216840640" text:style-name="L3">
        <text:list-item>
          <text:h text:style-name="P15" text:outline-level="9">Laat de medicatiespuit (zoveel mogelijk) door de apotheek bereiden en kant-en-klaar aanleveren. Bereid de medicatiespuit alleen wanneer het medicijn een korte houdbaarheid heeft, de dosering acuut nog kan wijzigen of de apotheek het medicijn niet kan bereiden.</text:h>
        </text:list-item>
        <text:list-item>
          <text:h text:style-name="P15" text:outline-level="9">Neem kennis van de informatie op de bijsluiter.Stel je op de hoogte van de manier van oplossen/verdunnen, werking, concentratie en mogelijke bijwerkingen. Let op de werkingsduur.</text:h>
        </text:list-item>
        <text:list-item>
          <text:h text:style-name="P15" text:outline-level="9"><text:soft-page-break/>Gebruik een opzuignaald:</text:h>
        </text:list-item>
        <text:list-item>
          <text:h text:style-name="P15" text:outline-level="9">bij vloeistoffen met een etsende werking die niet in aanraking met de huid mogen komen</text:h>
        </text:list-item>
        <text:list-item>
          <text:h text:style-name="P15" text:outline-level="9">als de spuit niet naast de cliënt klaargemaakt wordt</text:h>
        </text:list-item>
        <text:list-item>
          <text:h text:style-name="P15" text:outline-level="9">Gebruik veilige naalden.</text:h>
        </text:list-item>
        <text:list-item>
          <text:h text:style-name="P15" text:outline-level="9">Desinfecteer in het ziekenhuis het werkveld met alcohol 70%.</text:h>
        </text:list-item>
        <text:list-item>
          <text:h text:style-name="P15" text:outline-level="9">In deze werkinstructie wordt ervan uitgegaan dat het medicijn met een opzuignaald uit een ampul en/of flacon wordt opgetrokken. Voor toediening wordt een (aparte) injectienaald gebruikt.</text:h>
        </text:list-item>
        <text:list-item>
          <text:h text:style-name="P15" text:outline-level="9">Hanteer de no-touchtechniek. Raak de aansluitpunten van de gebruikte materialen niet aan.</text:h>
        </text:list-item>
        <text:list-item>
          <text:h text:style-name="P15" text:outline-level="9">Deze geprotocolleerde werkinstructie is niet van toepassing op het gereedmaken van een injectiespuit met cytostatica.</text:h>
        </text:list-item>
      </text:list>
      <text:h text:style-name="blue" text:outline-level="9">Complicaties</text:h>
      <text:h text:style-name="P2" text:outline-level="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5" text:outline-level="9"><text:span text:style-name="Absatz-Standardschriftart"><text:span text:style-name="T7">Complicaties tijdens de handeling</text:span></text:span></text:h>
          </table:table-cell>
          <table:table-cell table:style-name="Table2.B1" office:value-type="string">
            <text:h text:style-name="P5" text:outline-level="9"><text:span text:style-name="Absatz-Standardschriftart"><text:span text:style-name="T6">Handelwijze</text:span></text:span></text:h>
          </table:table-cell>
        </table:table-row>
        <table:table-row table:style-name="Table2.2">
          <table:table-cell table:style-name="Table2.A2" office:value-type="string">
            <text:h text:style-name="P5" text:outline-level="9"><text:span text:style-name="Absatz-Standardschriftart"><text:span text:style-name="T4">Geen.</text:span></text:span></text:h>
          </table:table-cell>
          <table:table-cell table:style-name="Table2.B2" office:value-type="string">
            <text:h text:style-name="P5" text:outline-level="9"><text:span text:style-name="Absatz-Standardschriftart"><text:span text:style-name="T2"/></text:span></text:h>
          </table:table-cell>
        </table:table-row>
      </table:table>
      <text:p text:style-name="P9"/>
      <text:h text:style-name="blue" text:outline-level="9"><text:soft-page-break/>Benodigdheden</text:h>
      <text:list xml:id="list5175117164496795781" text:style-name="L4">
        <text:list-item>
          <text:h text:style-name="P16" text:outline-level="9">bijsluiter</text:h>
        </text:list-item>
        <text:list-item>
          <text:h text:style-name="P16" text:outline-level="9">toedieningsetiket</text:h>
        </text:list-item>
        <text:list-item>
          <text:h text:style-name="P16" text:outline-level="9">flacon of ampul met voorgeschreven medicijn</text:h>
        </text:list-item>
        <text:list-item>
          <text:h text:style-name="P16" text:outline-level="9">indien het medicijn moet worden opgelost: ampul met oplosmiddel</text:h>
        </text:list-item>
        <text:list-item>
          <text:h text:style-name="P16" text:outline-level="9">gaasje</text:h>
        </text:list-item>
        <text:list-item>
          <text:h text:style-name="P16" text:outline-level="9">steriele spuit</text:h>
        </text:list-item>
        <text:list-item>
          <text:h text:style-name="P16" text:outline-level="9">steriele opzuignaald</text:h>
        </text:list-item>
        <text:list-item>
          <text:h text:style-name="P16" text:outline-level="9">steriele injectienaald</text:h>
        </text:list-item>
        <text:list-item>
          <text:h text:style-name="P16" text:outline-level="9">desinfectans alcohol 70%</text:h>
        </text:list-item>
        <text:list-item>
          <text:h text:style-name="P16" text:outline-level="9">handschoenen</text:h>
        </text:list-item>
        <text:list-item>
          <text:h text:style-name="P16" text:outline-level="9">naaldenbeker</text:h>
        </text:list-item>
        <text:list-item>
          <text:h text:style-name="P16" text:outline-level="9">afvalbak</text:h>
        </text:list-item>
      </text:list>
      <text:h text:style-name="blue" text:outline-level="9">Werkwijze</text:h>
      <text:h text:style-name="text2" text:outline-level="9">Zorg voor dubbele controle: juiste medicatie, berekening oplossing.</text:h>
      <text:list xml:id="list5066111997621390081" text:style-name="Numbering_20_1">
        <text:list-item>
          <text:p text:style-name="list1">Pas handhygiëne toe.</text:p>
        </text:list-item>
        <text:list-item>
          <text:p text:style-name="list1">Maak een schoon werkveld en zet de benodigdheden binnen handbereik</text:p>
          <text:list>
            <text:list-item>
              <text:p text:style-name="list2">gaasjes</text:p>
            </text:list-item>
            <text:list-item>
              <text:p text:style-name="list2">steriele spuit in open verpakking</text:p>
            </text:list-item>
            <text:list-item>
              <text:p text:style-name="list2">steriele opzuignaald in open verpakking</text:p>
            </text:list-item>
            <text:list-item>
              <text:p text:style-name="list2">ampul/flacon met het voorgeschreven medicijn</text:p>
            </text:list-item>
            <text:list-item>
              <text:p text:style-name="list2"><text:soft-page-break/>zo nodig ampul met oplosmiddel</text:p>
            </text:list-item>
          </text:list>
          <text:p text:style-name="P19"/>
        </text:list-item>
        <text:list-item>
          <text:p text:style-name="P19">Controleer het medicijn en het oplosmiddel en gegevens van cliënt.</text:p>
          <text:list>
            <text:list-item>
              <text:p text:style-name="list2">naam en geboortedatum van cliënt</text:p>
            </text:list-item>
            <text:list-item>
              <text:p text:style-name="list2">vervaldatum</text:p>
            </text:list-item>
            <text:list-item>
              <text:p text:style-name="list2">toedieningswijze</text:p>
            </text:list-item>
          </text:list>
        </text:list-item>
        <text:list-item>
          <text:p text:style-name="list1">Vergelijk het medicijn met de toedieningslijst.</text:p>
          <text:list>
            <text:list-item>
              <text:p text:style-name="list2">soort</text:p>
            </text:list-item>
            <text:list-item>
              <text:p text:style-name="list2">dosering</text:p>
            </text:list-item>
            <text:list-item>
              <text:p text:style-name="list2">toedieningstijdstip</text:p>
            </text:list-item>
          </text:list>
        </text:list-item>
        <text:list-item>
          <text:p text:style-name="list1">Vul het toedieningsetiket in (medicijn, dosering, datum, tijdstip bereiding, naam bereider, naam van degene die controleert).</text:p>
        </text:list-item>
        <text:list-item>
          <text:p text:style-name="list1">Overgiet het gaasje met alcohol.</text:p>
        </text:list-item>
        <text:list-item>
          <text:p text:style-name="list1">Trek handschoenen aan.</text:p>
        </text:list-item>
        <text:list-item>
          <text:p text:style-name="list1">Maak het medicijn klaar voor toediening en zuig het op in de spuit.</text:p>
          <text:p text:style-name="list1"/>
        </text:list-item>
      </text:list>
      <text:h text:style-name="text2" text:outline-level="9">Indien het medicijn kant-en-klaar in de flacon zit: zuig medicijn op in de spuit.</text:h>
      <text:list xml:id="list145030704623264" text:continue-numbering="true" text:style-name="Numbering_20_1">
        <text:list-header>
          <text:p text:style-name="list1"/>
          <text:list>
            <text:list-item>
              <text:list>
                <text:list-item>
                  <text:p text:style-name="P17">Verwijder de beschermkap van de flacon.</text:p>
                </text:list-item>
                <text:list-item>
                  <text:p text:style-name="P17">Desinfecteer het rubber van de flacon met het alcoholgaasje en laat drogen.</text:p>
                </text:list-item>
                <text:list-item>
                  <text:p text:style-name="P17">Plaats de opzuignaald op de spuit.</text:p>
                </text:list-item>
                <text:list-item>
                  <text:p text:style-name="P17">Verwijder de naaldhuls van de opzuignaald.</text:p>
                </text:list-item>
                <text:list-item>
                  <text:p text:style-name="P17"><text:soft-page-break/>Zuig een hoeveelheid lucht in de spuit die overeenkomt met de voorgeschreven dosering.</text:p>
                </text:list-item>
                <text:list-item>
                  <text:p text:style-name="P17">Steek de naald door de rubber dop van de flacon en spuit lucht in.</text:p>
                </text:list-item>
                <text:list-item>
                  <text:p text:style-name="P17">Keer de flacon ondersteboven en zuig de voorgeschreven hoeveelheid medicijn op in de spuit.</text:p>
                </text:list-item>
                <text:list-item>
                  <text:p text:style-name="P17">Ontlucht de spuit en klik met een duimbeweging het kapje over de opzuignaald en doe in de naaldenbeker.</text:p>
                </text:list-item>
              </text:list>
            </text:list-item>
          </text:list>
          <text:p text:style-name="list1"/>
        </text:list-header>
      </text:list>
      <text:h text:style-name="text2" text:outline-level="9">Indien het medicijn kant-en-klaar in een ampul zit: zuig het medicijn op in de spuit.</text:h>
      <text:list xml:id="list145030519682664" text:continue-numbering="true" text:style-name="Numbering_20_1">
        <text:list-header>
          <text:p text:style-name="P20"/>
          <text:list>
            <text:list-item>
              <text:list>
                <text:list-item>
                  <text:p text:style-name="P17">Desinfecteer de hals van de ampul met het alcoholgaasje en laat drogen.</text:p>
                </text:list-item>
                <text:list-item>
                  <text:p text:style-name="P17">Breek de ampul open. Bij glas met het gaasje als bescherming.</text:p>
                </text:list-item>
                <text:list-item>
                  <text:p text:style-name="P17">Plaats de opzuignaald op de spuit.</text:p>
                </text:list-item>
                <text:list-item>
                  <text:p text:style-name="P17">Verwijder het naaldhuls van de opzuignaald.</text:p>
                </text:list-item>
                <text:list-item>
                  <text:p text:style-name="P17">Steek de naald in de ampul en zuig de voorgeschreven hoeveelheid medicijn op in de spuit.</text:p>
                </text:list-item>
                <text:list-item>
                  <text:p text:style-name="P17">Ontlucht de spuit en klik met een duimbeweging het kapje over de opzuignaald en doe in de naaldenbeker.</text:p>
                  <text:p text:style-name="P17"/>
                </text:list-item>
              </text:list>
            </text:list-item>
          </text:list>
        </text:list-header>
      </text:list>
      <text:h text:style-name="text2" text:outline-level="9">Indien het medicijn in een ampul zit en verdund moet worden: zuig het <text:s/>medicijn en oplosmiddel op in de spuit.</text:h>
      <text:h text:style-name="text2" text:outline-level="9"/>
      <text:list xml:id="list9206517401396713981" text:style-name="L1">
        <text:list-item>
          <text:h text:style-name="P10" text:outline-level="9"><text:soft-page-break/>Desinfecteer de hals van de medicijnampul met het alcoholgaasje en laat drogen.</text:h>
        </text:list-item>
        <text:list-item>
          <text:h text:style-name="P11" text:outline-level="9">Desinfecteer de hals van de oplosmiddelampul met het alcoholgaasje en laat drogen.</text:h>
        </text:list-item>
        <text:list-item>
          <text:h text:style-name="P11" text:outline-level="9">Breek beide ampullen open. Bij glas met een gaasje ter bescherming.</text:h>
        </text:list-item>
        <text:list-item>
          <text:h text:style-name="P11" text:outline-level="9">Plaats de opzuignaald op de spuit.</text:h>
        </text:list-item>
        <text:list-item>
          <text:h text:style-name="P11" text:outline-level="9">Verwijder de naaldhuls van de opzuignaald.</text:h>
        </text:list-item>
        <text:list-item>
          <text:h text:style-name="P11" text:outline-level="9">Steek de naald in de medicijnampul en zuig de voorgeschreven hoeveelheid medicijn op in de spuit.</text:h>
        </text:list-item>
        <text:list-item>
          <text:h text:style-name="P11" text:outline-level="9">Steek de naald in de oplosmiddelampul en zuig de voorgeschreven hoeveelheid oplosmiddel op.</text:h>
        </text:list-item>
        <text:list-item>
          <text:h text:style-name="P11" text:outline-level="9">Ontlucht de spuit en klik met een duimbeweging het kapje over de opzuignaald en doe in de naaldenbeker.</text:h>
          <text:h text:style-name="P14" text:outline-level="9"/>
          <text:h text:style-name="P14" text:outline-level="9">Indien het medicijn moet worden opgelost: spuit oplosmiddel in flacon met medicijn.</text:h>
          <text:h text:style-name="P14" text:outline-level="9"/>
        </text:list-item>
      </text:list>
      <text:list xml:id="list678666273600036164" text:style-name="L2">
        <text:list-item>
          <text:h text:style-name="P12" text:outline-level="9">Verwijder de beschermkap van de flacon.</text:h>
        </text:list-item>
        <text:list-item>
          <text:h text:style-name="P12" text:outline-level="9">Desinfecteer het rubber van de flacon met het alcoholgaasje en laat drogen.</text:h>
        </text:list-item>
        <text:list-item>
          <text:h text:style-name="P12" text:outline-level="9">Desinfecteer de hals van de ampul met het alcoholgaasje en laat drogen.</text:h>
        </text:list-item>
        <text:list-item>
          <text:h text:style-name="P12" text:outline-level="9">Breek de ampul open. Bij glas met het gaasje als bescherming.</text:h>
        </text:list-item>
        <text:list-item>
          <text:h text:style-name="P12" text:outline-level="9">Plaats de opzuignaald op de spuit.</text:h>
        </text:list-item>
        <text:list-item>
          <text:h text:style-name="P12" text:outline-level="9">Verwijder de naaldhuls van de opzuignaald.</text:h>
        </text:list-item>
        <text:list-item>
          <text:h text:style-name="P12" text:outline-level="9"><text:soft-page-break/>Steek de naald in de ampul en trek de juiste hoeveelheid oplosmiddel op.</text:h>
        </text:list-item>
        <text:list-item>
          <text:h text:style-name="P12" text:outline-level="9">Spuit het oplosmiddel in de flacon met het medicijn. Laat de naald + spuit in de flacon zitten.</text:h>
        </text:list-item>
        <text:list-item>
          <text:h text:style-name="P13" text:outline-level="9">Wacht tot het medicijn geheel is opgelost. Houd hierbij de zuiger van de spuit ingedrukt.</text:h>
        </text:list-item>
        <text:list-item>
          <text:h text:style-name="P13" text:outline-level="9">Keer de flacon ondersteboven en zuig de voorgeschreven hoeveelheid medicijn op in de spuit.</text:h>
        </text:list-item>
        <text:list-item>
          <text:h text:style-name="P13" text:outline-level="9">Ontlucht de spuit en klik met een duimbeweging het kapje over de opzuignaald en doe in de naaldenbeker.</text:h>
          <text:list>
            <text:list-item>
              <text:p text:style-name="P18">Plaats de injectienaald op de spuit.</text:p>
            </text:list-item>
            <text:list-item>
              <text:p text:style-name="P18">Trek de handschoenen uit en gooi ze in de afvalbak.</text:p>
            </text:list-item>
            <text:list-item>
              <text:p text:style-name="P18">Plak het toedieningsetiket op de spuit.</text:p>
            </text:list-item>
            <text:list-item>
              <text:p text:style-name="P18">Ruim de overige materialen op.</text:p>
            </text:list-item>
            <text:list-item>
              <text:p text:style-name="P18">Pas handhygiëne toe.</text:p>
            </text:list-item>
            <text:list-item>
              <text:p text:style-name="P18">Teken toedieningslijst af of noteer tijdstip, soort medicijn, concentratie, hoeveelheid en wijze van toediening.</text:p>
            </text:list-item>
          </text:list>
        </text:list-item>
      </text:list>
      <text:h text:style-name="blue" text:outline-level="9">Verkorte geprotocolleerde werkinstructie</text:h>
      <text:h text:style-name="P6" text:outline-level="9">Toediening gereedmaken injectiespuit verkort</text:h>
      <text:h text:style-name="blue" text:outline-level="9">Observatielijst</text:h>
      <text:h text:style-name="P6" text:outline-level="9">Toediening gereedmaken injectiespuit observatielijst</text:h>
      <text:h text:style-name="P6" text:outline-level="9"/>
      <text:h text:style-name="blue" text:outline-level="9"><text:soft-page-break/>Achtergrondinformatie</text:h>
      <text:h text:style-name="P6" text:outline-level="9">Injecteren, opzuigen, ontluchten, desinfecteren</text:h>
      <text:h text:style-name="blue" text:outline-level="9">Materialen</text:h>
      <text:h text:style-name="P6" text:outline-level="9">Injectiespuiten <text:s/>Injectienaalden</text:h>
      <text:h text:style-name="P6" text:outline-level="9">Ampullen fysiologisch zout en aqua dest</text:h>
      <text:h text:style-name="blue" text:outline-level="9">Richtlijnen</text:h>
      <text:h text:style-name="P6" text:outline-level="9">Techniek handreiniging</text:h>
      <text:h text:style-name="P6" text:outline-level="9">Techniek handdesinfectie met handalcohol <text:s/>Gebruik naaldenbeker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2" svg:font-family="Arial" style:font-adornments="Regular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auto-update="true" style:default-outline-level="9" style:list-style-name="" style:class="chapter" style:master-page-name="">
      <style:paragraph-properties fo:text-align="start" style:justify-single-word="false" style:page-number="auto" text:number-lines="true" text:line-number="0" style:writing-mode="page"/>
      <style:text-properties style:font-name="Arial Black" fo:font-family="'Arial Black'" style:font-style-name="Regular" style:font-pitch="variable" fo:font-size="28pt" fo:font-style="normal" style:text-underline-style="none" fo:font-weight="normal" style:font-size-asian="28pt" style:font-weight-asian="bold" style:font-size-complex="28pt" style:font-weight-complex="bold" style:text-overline-style="none" style:text-overline-color="font-color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hidden="true" style:parent-style-name="Standard" style:class="extra"/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blue" style:family="paragraph" style:parent-style-name="Title" style:auto-update="true" style:master-page-name="">
      <style:paragraph-properties fo:margin-left="0cm" fo:margin-right="0cm" fo:margin-top="0.499cm" fo:margin-bottom="0cm" loext:contextual-spacing="false" fo:text-align="start" style:justify-single-word="false" fo:hyphenation-ladder-count="no-limit" fo:text-indent="0cm" style:auto-text-indent="false" style:page-number="auto" style:writing-mode="page">
        <style:tab-stops/>
      </style:paragraph-properties>
      <style:text-properties fo:color="#00ccff" fo:font-size="22pt" fo:hyphenate="false" fo:hyphenation-remain-char-count="2" fo:hyphenation-push-char-count="2"/>
    </style:style>
    <style:style style:name="mainTitle" style:family="paragraph" style:parent-style-name="Title" style:master-page-name="">
      <style:paragraph-properties style:page-number="auto" style:writing-mode="page"/>
      <style:text-properties fo:font-variant="normal" fo:text-transform="none" style:text-outline="false" fo:text-shadow="none" style:text-underline-style="solid" style:text-underline-type="double" style:text-underline-width="auto" style:text-underline-color="font-color" style:text-blinking="false" style:text-overline-style="solid" style:text-overline-type="double" style:text-overline-width="auto" style:text-overline-color="font-color"/>
    </style:style>
    <style:style style:name="text1" style:family="paragraph" style:parent-style-name="Title" style:master-page-name="">
      <loext:graphic-properties draw:fill-image-width="0cm" draw:fill-image-height="0cm"/>
      <style:paragraph-properties fo:margin-left="1cm" fo:margin-right="0cm" fo:text-indent="0cm" style:auto-text-indent="false" style:page-number="auto" style:writing-mode="page">
        <style:tab-stops/>
      </style:paragraph-properties>
      <style:text-properties style:font-name="Arial1" fo:font-family="Arial" style:font-style-name="Regular" style:font-family-generic="swiss" style:font-pitch="variable" fo:font-size="18pt" fo:font-weight="bold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2" style:family="paragraph" style:parent-style-name="text1" style:master-page-name="">
      <style:paragraph-properties fo:margin-left="0.199cm" fo:margin-right="0cm" fo:text-align="start" style:justify-single-word="false" fo:text-indent="0cm" style:auto-text-indent="false" style:page-number="auto" style:vertical-align="auto" style:writing-mode="page"/>
    </style:style>
    <style:style style:name="text3" style:family="paragraph" style:parent-style-name="text1">
      <style:paragraph-properties fo:margin-left="1cm" fo:margin-right="0cm" fo:text-indent="2cm" style:auto-text-indent="false" style:writing-mode="page"/>
    </style:style>
    <style:style style:name="Textkörper" style:family="paragraph" style:parent-style-name="Standard">
      <style:paragraph-properties fo:margin-left="3.38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size-complex="9pt" fo:hyphenate="false" fo:hyphenation-remain-char-count="2" fo:hyphenation-push-char-count="2"/>
    </style:style>
    <style:style style:name="list1" style:family="paragraph" style:parent-style-name="text3" style:default-outline-level="" style:list-style-name="Numbering_20_1" style:master-page-name="">
      <style:paragraph-properties fo:margin-left="2cm" fo:margin-right="0cm" fo:text-indent="-1cm" style:auto-text-indent="false" style:page-number="auto" style:shadow="none" text:number-lines="true" text:line-number="0" style:writing-mode="page">
        <style:tab-stops/>
      </style:paragraph-properties>
    </style:style>
    <style:style style:name="list2" style:family="paragraph" style:parent-style-name="list1" style:master-page-name="">
      <style:paragraph-properties fo:margin-left="2.2cm" fo:margin-right="0cm" fo:text-indent="0cm" style:auto-text-indent="false" style:page-number="auto" style:writing-mode="page"/>
    </style:style>
    <style:style style:name="list3_20_abc" style:display-name="list3 abc" style:family="paragraph" style:parent-style-name="list1" style:list-style-name="Numbering_20_2">
      <style:paragraph-properties fo:margin-left="2.9cm" fo:margin-right="0cm" fo:text-indent="-1.199cm" style:auto-text-indent="false" style:writing-mode="page">
        <style:tab-stops/>
      </style:paragraph-properties>
    </style:style>
    <style:style style:name="Absatz-Standardschriftart" style:family="text"/>
    <style:style style:name="Numbering_20_Symbols" style:display-name="Numbering Symbols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size-complex="9pt" style:text-scale="99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fo:margin-left="2cm"/>
        </style:list-level-properties>
        <style:text-properties style:font-name="Arial2"/>
      </text:list-level-style-bullet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fo:margin-left="3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2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3.5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4.5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5.001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suffix="." style:num-format="a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suffix="." style:num-format="a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3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7:20:11.926524788</meta:creation-date>
    <dc:date>2018-07-06T14:50:22.112681062</dc:date>
    <meta:editing-duration>PT8H14M10S</meta:editing-duration>
    <meta:editing-cycles>14</meta:editing-cycles>
    <meta:generator>LibreOffice/5.2.4.2$Linux_X86_64 LibreOffice_project/3d5603e1122f0f102b62521720ab13a38a4e0eb0</meta:generator>
    <meta:document-statistic meta:table-count="2" meta:image-count="0" meta:object-count="0" meta:page-count="8" meta:paragraph-count="110" meta:word-count="940" meta:character-count="5984" meta:non-whitespace-character-count="5223"/>
  </office:meta>
</office:document-meta>
</file>